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214c9a" officeooo:paragraph-rsid="00214c9a"/>
    </style:style>
    <style:style style:name="P2" style:family="paragraph" style:parent-style-name="Standard">
      <style:text-properties officeooo:rsid="002487c1"/>
    </style:style>
    <style:style style:name="P3" style:family="paragraph" style:parent-style-name="Standard">
      <style:text-properties officeooo:rsid="002487c1" officeooo:paragraph-rsid="002487c1"/>
    </style:style>
    <style:style style:name="P4" style:family="paragraph" style:parent-style-name="Standard">
      <style:text-properties officeooo:rsid="002598d2" officeooo:paragraph-rsid="002598d2"/>
    </style:style>
    <style:style style:name="P5" style:family="paragraph" style:parent-style-name="Standard">
      <style:text-properties officeooo:rsid="002739bc" officeooo:paragraph-rsid="002598d2"/>
    </style:style>
    <style:style style:name="P6" style:family="paragraph" style:parent-style-name="Standard">
      <style:text-properties officeooo:rsid="002739bc" officeooo:paragraph-rsid="002739bc"/>
    </style:style>
    <style:style style:name="P7" style:family="paragraph" style:parent-style-name="Standard">
      <style:text-properties officeooo:rsid="0027e37f" officeooo:paragraph-rsid="0027e37f"/>
    </style:style>
    <style:style style:name="P8" style:family="paragraph" style:parent-style-name="Standard">
      <style:text-properties officeooo:rsid="002893bd" officeooo:paragraph-rsid="002893bd"/>
    </style:style>
    <style:style style:name="P9" style:family="paragraph" style:parent-style-name="Standard">
      <style:text-properties officeooo:rsid="002c6dc8" officeooo:paragraph-rsid="002c6dc8"/>
    </style:style>
    <style:style style:name="P10" style:family="paragraph" style:parent-style-name="Standard">
      <style:paragraph-properties fo:text-align="start" style:justify-single-word="false"/>
      <style:text-properties officeooo:rsid="000705b2" officeooo:paragraph-rsid="002ee7d7"/>
    </style:style>
    <style:style style:name="P11" style:family="paragraph" style:parent-style-name="Standard">
      <style:text-properties officeooo:rsid="002ee7d7" officeooo:paragraph-rsid="002ee7d7"/>
    </style:style>
    <style:style style:name="P12" style:family="paragraph" style:parent-style-name="Standard">
      <style:paragraph-properties fo:text-align="center" style:justify-single-word="false"/>
      <style:text-properties officeooo:rsid="002eff6b" officeooo:paragraph-rsid="002eff6b"/>
    </style:style>
    <style:style style:name="P13" style:family="paragraph" style:parent-style-name="Standard">
      <style:paragraph-properties fo:text-align="start" style:justify-single-word="false"/>
      <style:text-properties officeooo:rsid="002fd9bb" officeooo:paragraph-rsid="002fd9bb"/>
    </style:style>
    <style:style style:name="P14" style:family="paragraph" style:parent-style-name="Standard">
      <style:paragraph-properties fo:text-align="center" style:justify-single-word="false"/>
      <style:text-properties officeooo:rsid="002fd9bb" officeooo:paragraph-rsid="002fd9bb"/>
    </style:style>
    <style:style style:name="P15" style:family="paragraph" style:parent-style-name="Standard">
      <style:paragraph-properties fo:text-align="start" style:justify-single-word="false"/>
      <style:text-properties officeooo:rsid="00308c55" officeooo:paragraph-rsid="00308c55"/>
    </style:style>
    <style:style style:name="P16" style:family="paragraph" style:parent-style-name="Standard">
      <style:paragraph-properties fo:text-align="center" style:justify-single-word="false"/>
      <style:text-properties officeooo:rsid="00308c55" officeooo:paragraph-rsid="00308c55"/>
    </style:style>
    <style:style style:name="P17" style:family="paragraph" style:parent-style-name="Standard">
      <style:paragraph-properties fo:text-align="start" style:justify-single-word="false"/>
      <style:text-properties officeooo:rsid="003226f0" officeooo:paragraph-rsid="003226f0"/>
    </style:style>
    <style:style style:name="P18" style:family="paragraph" style:parent-style-name="Standard">
      <style:paragraph-properties fo:text-align="center" style:justify-single-word="false"/>
      <style:text-properties officeooo:rsid="003226f0" officeooo:paragraph-rsid="003226f0"/>
    </style:style>
    <style:style style:name="P19" style:family="paragraph" style:parent-style-name="Standard">
      <style:paragraph-properties fo:text-align="center" style:justify-single-word="false"/>
      <style:text-properties officeooo:rsid="00340526" officeooo:paragraph-rsid="00340526"/>
    </style:style>
    <style:style style:name="P20" style:family="paragraph" style:parent-style-name="Standard">
      <style:paragraph-properties fo:text-align="start" style:justify-single-word="false"/>
      <style:text-properties officeooo:rsid="00340526" officeooo:paragraph-rsid="00340526"/>
    </style:style>
    <style:style style:name="P21" style:family="paragraph" style:parent-style-name="Standard">
      <style:paragraph-properties fo:text-align="center" style:justify-single-word="false"/>
      <style:text-properties officeooo:rsid="00344193" officeooo:paragraph-rsid="00344193"/>
    </style:style>
    <style:style style:name="P22" style:family="paragraph" style:parent-style-name="Standard">
      <style:paragraph-properties fo:text-align="start" style:justify-single-word="false"/>
      <style:text-properties officeooo:rsid="00344193" officeooo:paragraph-rsid="00344193"/>
    </style:style>
    <style:style style:name="P23" style:family="paragraph" style:parent-style-name="Standard">
      <style:paragraph-properties fo:text-align="center" style:justify-single-word="false"/>
      <style:text-properties officeooo:rsid="0037a8f2" officeooo:paragraph-rsid="0037a8f2"/>
    </style:style>
    <style:style style:name="P24" style:family="paragraph" style:parent-style-name="Standard">
      <style:paragraph-properties fo:text-align="start" style:justify-single-word="false"/>
      <style:text-properties officeooo:rsid="0037a8f2" officeooo:paragraph-rsid="0037a8f2"/>
    </style:style>
    <style:style style:name="P25" style:family="paragraph" style:parent-style-name="Standard">
      <style:text-properties officeooo:rsid="0038a6a6" officeooo:paragraph-rsid="0038a6a6"/>
    </style:style>
    <style:style style:name="P26" style:family="paragraph" style:parent-style-name="Standard">
      <style:paragraph-properties fo:text-align="center" style:justify-single-word="false"/>
      <style:text-properties officeooo:rsid="0038a6a6" officeooo:paragraph-rsid="0038a6a6"/>
    </style:style>
    <style:style style:name="P27" style:family="paragraph" style:parent-style-name="Standard">
      <style:paragraph-properties fo:text-align="start" style:justify-single-word="false"/>
      <style:text-properties officeooo:rsid="0038a6a6" officeooo:paragraph-rsid="0038a6a6"/>
    </style:style>
    <style:style style:name="P28" style:family="paragraph" style:parent-style-name="Standard">
      <style:text-properties officeooo:rsid="0038b271" officeooo:paragraph-rsid="0038b271"/>
    </style:style>
    <style:style style:name="P29" style:family="paragraph" style:parent-style-name="Standard">
      <style:paragraph-properties fo:text-align="center" style:justify-single-word="false"/>
      <style:text-properties officeooo:rsid="003a4a17" officeooo:paragraph-rsid="003a4a17"/>
    </style:style>
    <style:style style:name="P30" style:family="paragraph" style:parent-style-name="Standard">
      <style:paragraph-properties fo:text-align="start" style:justify-single-word="false"/>
      <style:text-properties officeooo:rsid="003a4a17" officeooo:paragraph-rsid="003a4a17"/>
    </style:style>
    <style:style style:name="P31" style:family="paragraph" style:parent-style-name="Standard">
      <style:paragraph-properties fo:text-align="center" style:justify-single-word="false"/>
      <style:text-properties officeooo:rsid="003b0af2" officeooo:paragraph-rsid="003b0af2"/>
    </style:style>
    <style:style style:name="P32" style:family="paragraph" style:parent-style-name="Standard">
      <style:paragraph-properties fo:text-align="start" style:justify-single-word="false"/>
      <style:text-properties officeooo:rsid="003b0af2" officeooo:paragraph-rsid="003b0af2"/>
    </style:style>
    <style:style style:name="P33" style:family="paragraph" style:parent-style-name="Standard">
      <style:paragraph-properties fo:text-align="start" style:justify-single-word="false"/>
      <style:text-properties officeooo:rsid="003b0b5b" officeooo:paragraph-rsid="003b0b5b"/>
    </style:style>
    <style:style style:name="P34" style:family="paragraph" style:parent-style-name="Standard">
      <style:paragraph-properties fo:text-align="center" style:justify-single-word="false"/>
      <style:text-properties officeooo:rsid="003c91b6" officeooo:paragraph-rsid="003c91b6"/>
    </style:style>
    <style:style style:name="P35" style:family="paragraph" style:parent-style-name="Standard">
      <style:paragraph-properties fo:text-align="start" style:justify-single-word="false"/>
      <style:text-properties officeooo:rsid="003c91b6" officeooo:paragraph-rsid="003c91b6"/>
    </style:style>
    <style:style style:name="P36" style:family="paragraph" style:parent-style-name="Standard">
      <style:paragraph-properties fo:text-align="center" style:justify-single-word="false"/>
      <style:text-properties officeooo:rsid="003dd195" officeooo:paragraph-rsid="003dd195"/>
    </style:style>
    <style:style style:name="P37" style:family="paragraph" style:parent-style-name="Standard">
      <style:paragraph-properties fo:text-align="start" style:justify-single-word="false"/>
      <style:text-properties officeooo:rsid="003dd195" officeooo:paragraph-rsid="003dd195"/>
    </style:style>
    <style:style style:name="P38" style:family="paragraph" style:parent-style-name="Standard">
      <style:paragraph-properties fo:text-align="start" style:justify-single-word="false"/>
      <style:text-properties officeooo:rsid="003f89a6" officeooo:paragraph-rsid="003f89a6"/>
    </style:style>
    <style:style style:name="P39" style:family="paragraph" style:parent-style-name="Standard">
      <style:paragraph-properties fo:text-align="center" style:justify-single-word="false"/>
      <style:text-properties officeooo:rsid="003f89a6" officeooo:paragraph-rsid="003f89a6"/>
    </style:style>
    <style:style style:name="P40" style:family="paragraph" style:parent-style-name="Standard">
      <style:paragraph-properties fo:text-align="start" style:justify-single-word="false"/>
      <style:text-properties officeooo:rsid="0040d591" officeooo:paragraph-rsid="0040d591"/>
    </style:style>
    <style:style style:name="P41" style:family="paragraph" style:parent-style-name="Standard">
      <style:paragraph-properties fo:text-align="start" style:justify-single-word="false"/>
      <style:text-properties officeooo:rsid="0040d591" officeooo:paragraph-rsid="0042530d"/>
    </style:style>
    <style:style style:name="P42" style:family="paragraph" style:parent-style-name="Standard">
      <style:paragraph-properties fo:text-align="center" style:justify-single-word="false"/>
      <style:text-properties officeooo:rsid="0040d591" officeooo:paragraph-rsid="0040d591"/>
    </style:style>
    <style:style style:name="P43" style:family="paragraph" style:parent-style-name="Standard">
      <style:paragraph-properties fo:text-align="center" style:justify-single-word="false"/>
      <style:text-properties officeooo:rsid="004378d4" officeooo:paragraph-rsid="004378d4"/>
    </style:style>
    <style:style style:name="P44" style:family="paragraph" style:parent-style-name="Standard">
      <style:paragraph-properties fo:text-align="start" style:justify-single-word="false"/>
      <style:text-properties officeooo:rsid="004378d4" officeooo:paragraph-rsid="004378d4"/>
    </style:style>
    <style:style style:name="P45" style:family="paragraph" style:parent-style-name="Standard">
      <style:paragraph-properties fo:text-align="start" style:justify-single-word="false"/>
      <style:text-properties officeooo:rsid="0043f217" officeooo:paragraph-rsid="0043f217"/>
    </style:style>
    <style:style style:name="P46" style:family="paragraph" style:parent-style-name="Standard">
      <style:paragraph-properties fo:text-align="center" style:justify-single-word="false"/>
      <style:text-properties officeooo:rsid="0043f217" officeooo:paragraph-rsid="0043f217"/>
    </style:style>
    <style:style style:name="P47" style:family="paragraph" style:parent-style-name="Standard">
      <style:paragraph-properties fo:text-align="start" style:justify-single-word="false"/>
      <style:text-properties officeooo:rsid="00455855" officeooo:paragraph-rsid="00455855"/>
    </style:style>
    <style:style style:name="P48" style:family="paragraph" style:parent-style-name="Standard">
      <style:paragraph-properties fo:text-align="center" style:justify-single-word="false"/>
      <style:text-properties officeooo:rsid="00455855" officeooo:paragraph-rsid="00455855"/>
    </style:style>
    <style:style style:name="P49" style:family="paragraph" style:parent-style-name="Standard">
      <style:paragraph-properties fo:text-align="start" style:justify-single-word="false"/>
      <style:text-properties officeooo:rsid="00472f79" officeooo:paragraph-rsid="00472f79"/>
    </style:style>
    <style:style style:name="P50" style:family="paragraph" style:parent-style-name="Standard">
      <style:paragraph-properties fo:text-align="start" style:justify-single-word="false"/>
      <style:text-properties fo:font-style="normal" officeooo:rsid="0037a8f2" officeooo:paragraph-rsid="0037a8f2" style:font-style-asian="normal" style:font-style-complex="normal"/>
    </style:style>
    <style:style style:name="P51" style:family="paragraph" style:parent-style-name="Standard">
      <style:paragraph-properties fo:text-align="center" style:justify-single-word="false"/>
      <style:text-properties fo:font-style="normal" officeooo:rsid="0037a8f2" officeooo:paragraph-rsid="0037a8f2" style:font-style-asian="normal" style:font-style-complex="normal"/>
    </style:style>
    <style:style style:name="P52" style:family="paragraph" style:parent-style-name="Standard">
      <style:paragraph-properties fo:text-align="start" style:justify-single-word="false"/>
      <style:text-properties fo:font-style="normal" officeooo:rsid="00381ad6" officeooo:paragraph-rsid="00381ad6" style:font-style-asian="normal" style:font-style-complex="normal"/>
    </style:style>
    <style:style style:name="P53" style:family="paragraph" style:parent-style-name="Standard">
      <style:paragraph-properties fo:text-align="center" style:justify-single-word="false"/>
      <style:text-properties fo:font-style="normal" officeooo:rsid="00381ad6" officeooo:paragraph-rsid="00381ad6" style:font-style-asian="normal" style:font-style-complex="normal"/>
    </style:style>
    <style:style style:name="P54" style:family="paragraph" style:parent-style-name="Standard">
      <style:paragraph-properties fo:text-align="start" style:justify-single-word="false"/>
      <style:text-properties officeooo:rsid="00472f79" officeooo:paragraph-rsid="00472f79"/>
    </style:style>
    <style:style style:name="P55" style:family="paragraph" style:parent-style-name="Standard">
      <style:paragraph-properties fo:text-align="center" style:justify-single-word="false"/>
      <style:text-properties officeooo:rsid="00490850" officeooo:paragraph-rsid="00490850"/>
    </style:style>
    <style:style style:name="P56" style:family="paragraph" style:parent-style-name="Standard">
      <style:paragraph-properties fo:text-align="start" style:justify-single-word="false"/>
      <style:text-properties officeooo:rsid="00490850" officeooo:paragraph-rsid="00490850"/>
    </style:style>
    <style:style style:name="P57" style:family="paragraph" style:parent-style-name="Standard">
      <style:paragraph-properties fo:text-align="center" style:justify-single-word="false"/>
      <style:text-properties officeooo:rsid="004ba90c" officeooo:paragraph-rsid="004ba90c"/>
    </style:style>
    <style:style style:name="P58" style:family="paragraph" style:parent-style-name="Standard">
      <style:paragraph-properties fo:text-align="start" style:justify-single-word="false"/>
      <style:text-properties officeooo:rsid="004ba90c" officeooo:paragraph-rsid="004ba90c"/>
    </style:style>
    <style:style style:name="P59" style:family="paragraph" style:parent-style-name="Standard">
      <style:paragraph-properties fo:text-align="center" style:justify-single-word="false"/>
      <style:text-properties officeooo:rsid="004d06de" officeooo:paragraph-rsid="004d06de"/>
    </style:style>
    <style:style style:name="P60" style:family="paragraph" style:parent-style-name="Standard">
      <style:paragraph-properties fo:text-align="start" style:justify-single-word="false"/>
      <style:text-properties officeooo:rsid="004d06de" officeooo:paragraph-rsid="004d06de"/>
    </style:style>
    <style:style style:name="P61" style:family="paragraph" style:parent-style-name="Standard">
      <style:paragraph-properties fo:text-align="start" style:justify-single-word="false"/>
      <style:text-properties officeooo:rsid="004ee0ea" officeooo:paragraph-rsid="004ee0ea"/>
    </style:style>
    <style:style style:name="T1" style:family="text">
      <style:text-properties officeooo:rsid="001d5cd7"/>
    </style:style>
    <style:style style:name="T2" style:family="text">
      <style:text-properties officeooo:rsid="001e5815"/>
    </style:style>
    <style:style style:name="T3" style:family="text">
      <style:text-properties officeooo:rsid="001fbc7d"/>
    </style:style>
    <style:style style:name="T4" style:family="text">
      <style:text-properties officeooo:rsid="002246b2"/>
    </style:style>
    <style:style style:name="T5" style:family="text">
      <style:text-properties officeooo:rsid="00232275"/>
    </style:style>
    <style:style style:name="T6" style:family="text">
      <style:text-properties officeooo:rsid="00237197"/>
    </style:style>
    <style:style style:name="T7" style:family="text">
      <style:text-properties officeooo:rsid="002ab1c6"/>
    </style:style>
    <style:style style:name="T8" style:family="text">
      <style:text-properties officeooo:rsid="002b8f60"/>
    </style:style>
    <style:style style:name="T9" style:family="text">
      <style:text-properties officeooo:rsid="00090297"/>
    </style:style>
    <style:style style:name="T10" style:family="text">
      <style:text-properties officeooo:rsid="00308c55"/>
    </style:style>
    <style:style style:name="T11" style:family="text">
      <style:text-properties officeooo:rsid="00340526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officeooo:rsid="0042530d"/>
    </style:style>
    <style:style style:name="T15" style:family="text">
      <style:text-properties officeooo:rsid="0043f21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lt;<text:span text:style-name="T2">DOCTYPE&gt; - para html5 temos que colocar essa tag para o navegador saber que e htm5 &lt;!DOCTYPEhtml&gt;</text:span></text:p>
      <text:p text:style-name="Standard">&lt;<text:span text:style-name="T4">html lang=“pt-br”&gt; para adcionar o idioma, assim como tradução</text:span></text:p>
      <text:p text:style-name="Standard">&lt;<text:span text:style-name="T5">title&gt;texto&lt;/title&gt; - titulo do texto, fica na aba do navegador</text:span></text:p>
      <text:p text:style-name="Standard">&lt;<text:span text:style-name="T3">html&gt;&lt;/html&gt; - tag para dizer ao navegador que todo código é html</text:span></text:p>
      <text:p text:style-name="Standard">&lt;<text:span text:style-name="T1">h1&gt;&lt;/h1&gt; - Titulo em textos</text:span></text:p>
      <text:p text:style-name="Standard">&lt;<text:span text:style-name="T1">p&gt;&lt;/p&gt; - paragrafos</text:span></text:p>
      <text:p text:style-name="Standard">&lt;<text:span text:style-name="T1">strong&gt;&lt;/strong&gt; - negrito</text:span></text:p>
      <text:p text:style-name="Standard">&lt;<text:span text:style-name="T1">em&gt;&lt;/em&gt; - dar enfase <text:s/>- itálico</text:span></text:p>
      <text:p text:style-name="Standard">&lt;<text:span text:style-name="T3">meta charset =”UTF-8”&gt; - tag para dizer ao navegador sobre acentuação e padrão</text:span></text:p>
      <text:p text:style-name="P1">40040104</text:p>
      <text:p text:style-name="Standard">&lt;<text:span text:style-name="T6">head&gt;&lt;/head&gt; - <text:s/>passando para o navegador</text:span></text:p>
      <text:p text:style-name="Standard">&lt;<text:span text:style-name="T6">body&gt;&lt;/body&gt; - exibir na página</text:span></text:p>
      <text:p text:style-name="Standard"/>
      <text:p text:style-name="P2">adcionando propriedades css:</text:p>
      <text:p text:style-name="P3">css i line:</text:p>
      <text:p text:style-name="P3"><text:s text:c="5"/>style=”text-align: center “ - centralizar o texto</text:p>
      <text:p text:style-name="P3"><text:s text:c="5"/>style=”text-size: 20px” – tamanho da fonte 20 de tamanho</text:p>
      <text:p text:style-name="P3"/>
      <text:p text:style-name="P4">css em todos os paragrafos</text:p>
      <text:p text:style-name="P4">&lt;style&gt;</text:p>
      <text:p text:style-name="P4"><text:s text:c="6"/>p {</text:p>
      <text:p text:style-name="P4"><text:s text:c="11"/>text-align: center</text:p>
      <text:p text:style-name="P4">}</text:p>
      <text:p text:style-name="P5">background: cor – cor do fundo</text:p>
      <text:p text:style-name="P6">color: cor – cor da linha</text:p>
      <text:p text:style-name="P7">width – propriedade para mudar largura da imagem</text:p>
      <text:p text:style-name="P7"/>
      <text:p text:style-name="P8">Listas</text:p>
      <text:p text:style-name="P8">&lt;<text:span text:style-name="T7">ol&gt;&lt;/ol&gt; listas ordenadas</text:span></text:p>
      <text:p text:style-name="P8">&lt;ul&gt;&lt;/ul&gt; <text:span text:style-name="T7">listas não ordenadas</text:span></text:p>
      <text:p text:style-name="P8">&lt;<text:span text:style-name="T7">li&gt;&lt;/li&gt; marca itens da lista</text:span></text:p>
      <text:p text:style-name="P8"/>
      <text:p text:style-name="P8">&lt;<text:span text:style-name="T8">header&gt;&lt;/header&gt; cabeçalho da página, dentro do conteúdo</text:span></text:p>
      <text:p text:style-name="P9">width – não aumenta nem abaixo</text:p>
      <text:p text:style-name="P9">max-width - </text:p>
      <text:p text:style-name="P9">min – width – tem uma largura minima</text:p>
      <text:p text:style-name="P9"/>
      <text:p text:style-name="P11">para o css:</text:p>
      <text:p text:style-name="P10">classes – <text:span text:style-name="T9">para colocar estilo usa-se o “.”</text:span></text:p>
      <text:p text:style-name="P10">tags – apenas copiar</text:p>
      <text:p text:style-name="P10">Ids – para colocar estilo usa-se “#”</text:p>
      <text:p text:style-name="P8"/>
      <text:p text:style-name="P12">TAG E ATRIBUTOS</text:p>
      <text:p text:style-name="P13">Atributos Globais</text:p>
      <text:p text:style-name="P13">ID – indentifica elemento, indentifica um elemento num html</text:p>
      <text:p text:style-name="P13">Class – indentifica vários elementos numa página</text:p>
      <text:p text:style-name="P13">Style – Estilo visuais</text:p>
      <text:p text:style-name="P13">Alt – adciona texto a images</text:p>
      <text:p text:style-name="P13">lang – idioma principal</text:p>
      <text:p text:style-name="P13">Title – titulo do elementos</text:p>
      <text:p text:style-name="P13"/>
      <text:p text:style-name="P14"><text:soft-page-break/>TAG TITLE</text:p>
      <text:p text:style-name="P13">Dentro da tag &lt;head&gt;</text:p>
      <text:p text:style-name="P13">É o titulo da página</text:p>
      <text:p text:style-name="P14">TAG META CHARSET</text:p>
      <text:p text:style-name="P13">É os caracteres que seram utilizados na página html</text:p>
      <text:p text:style-name="P13">&lt;meta charset = “ utf-8”/&gt;</text:p>
      <text:p text:style-name="P13"/>
      <text:p text:style-name="P14">TAG DE PARAGRAFOS, HEADER, ESPAN</text:p>
      <text:p text:style-name="P13">&lt;<text:span text:style-name="T10">p&gt;&lt;/p&gt; difini paragrafo</text:span></text:p>
      <text:p text:style-name="P13">&lt;<text:span text:style-name="T10">span&gt;&lt;/span&gt; aplica regra para determindao elementos</text:span></text:p>
      <text:p text:style-name="P13"/>
      <text:p text:style-name="P16">TAG DE FORMATAÇÃO</text:p>
      <text:p text:style-name="P15">&lt;b&gt;&lt;/b&gt; - negrito</text:p>
      <text:p text:style-name="P15">&lt;i&gt;&lt;/i&gt; - italico</text:p>
      <text:p text:style-name="P15">&lt;u&gt;&lt;/u&gt; - sublinhado</text:p>
      <text:p text:style-name="P15">&lt;strong&gt;&lt;/strong&gt; - negrito e leitor de tela com fonte maior</text:p>
      <text:p text:style-name="P15">&lt;em&gt;&lt;/em&gt; - itálico e leitor de tela com fonte maior</text:p>
      <text:p text:style-name="P15">&lt;q&gt;&lt;/q&gt; - aspas</text:p>
      <text:p text:style-name="P16">TAG DE LISTAS</text:p>
      <text:p text:style-name="P15">&lt;ul&gt;&lt;/ul&gt; - listas desordenadas </text:p>
      <text:p text:style-name="P15">&lt;li&gt;&lt;/li&gt; - listas</text:p>
      <text:p text:style-name="P15">&lt;ol&gt;&lt;/ol&gt; - listas ordenadas</text:p>
      <text:p text:style-name="P16">TAG DE IMAGEM</text:p>
      <text:p text:style-name="P15">tag sem fechamento</text:p>
      <text:p text:style-name="P15">contém 2 atributos:</text:p>
      <text:p text:style-name="P15">1 – src “img.jpeg”</text:p>
      <text:p text:style-name="P15">2 – Alt “img.jpeg” ( descrição da imagem)</text:p>
      <text:p text:style-name="P15"/>
      <text:p text:style-name="P16">TAG DE VIDEO</text:p>
      <text:p text:style-name="P15">&lt;video&gt;&lt;/video&gt; - utiliza src</text:p>
      <text:p text:style-name="P15">tag.controls – controle do vídeo</text:p>
      <text:p text:style-name="P15"/>
      <text:p text:style-name="P16">TAG SEMANTICA</text:p>
      <text:p text:style-name="P15">&lt;header&gt; - cabeçalhos</text:p>
      <text:p text:style-name="P15">&lt;section&gt; - sessões da página</text:p>
      <text:p text:style-name="P15">&lt;article&gt; - artigo</text:p>
      <text:p text:style-name="P15">&lt;nav&gt; - navegação</text:p>
      <text:p text:style-name="P15">&lt;main&gt; - menu centrais</text:p>
      <text:p text:style-name="P15">&lt;footer&gt; - rodapé</text:p>
      <text:p text:style-name="P15">&lt;details&gt; - detalhes</text:p>
      <text:p text:style-name="P15">&lt;summary&gt; - resumo da página</text:p>
      <text:p text:style-name="P15">&lt;code&gt; - código fonte</text:p>
      <text:p text:style-name="P15">&lt;address&gt; - endereço</text:p>
      <text:p text:style-name="P15">&lt;dfn&gt; - definição</text:p>
      <text:p text:style-name="P15">&lt;abbr&gt; - abreviação (&lt;abbr title=”organização mundial de sáude”&gt; OMS &lt;/abbr&gt;</text:p>
      <text:p text:style-name="P16">TAG HEADER</text:p>
      <text:p text:style-name="P15">representa um container</text:p>
      <text:p text:style-name="P15">de h1 a h6</text:p>
      <text:p text:style-name="P15">log</text:p>
      <text:p text:style-name="P15">informação do autor</text:p>
      <text:p text:style-name="P15">recomendado não ter dentro de header outros headers</text:p>
      <text:p text:style-name="P17">não recomendado esta dentro de &lt;footer&gt;&lt;address&gt;</text:p>
      <text:p text:style-name="P18"><text:soft-page-break/>TAG NAV</text:p>
      <text:p text:style-name="P17">conjunto de links de navegação</text:p>
      <text:p text:style-name="P17"/>
      <text:p text:style-name="P18">METADADOS (META-TAGS)</text:p>
      <text:p text:style-name="P17">são dados que explicam dados de sua página web</text:p>
      <text:p text:style-name="P17">fica dentro do head</text:p>
      <text:p text:style-name="P17">ex:</text:p>
      <text:p text:style-name="P17">&lt;title&gt;&lt;/title&gt; - titulo da pagina</text:p>
      <text:p text:style-name="P17">&lt;meta charset = “utf-8”&gt; - define idioma local</text:p>
      <text:p text:style-name="P17">&lt;style&gt;&lt;/style&gt; - é usada para definir estilo</text:p>
      <text:p text:style-name="P17">&lt;script&gt;&lt;/script&gt; define código javascript no documento</text:p>
      <text:p text:style-name="P17">&lt;meta name = “description” content = “free web tutoriais”</text:p>
      <text:p text:style-name="P17"><text:s text:c="9"/>descrição para o motor de busca da página</text:p>
      <text:p text:style-name="P17">&lt;meta name = “keywords” content = “html, css”</text:p>
      <text:p text:style-name="P17"><text:s text:c="9"/>palavra-chave essenciais para busca de sua página</text:p>
      <text:p text:style-name="P17">&lt;meta name= “author” content= “gabriel”</text:p>
      <text:p text:style-name="P17"><text:s text:c="8"/>autor da pagina</text:p>
      <text:p text:style-name="P17">&lt;meta name= “robots” content= “…”</text:p>
      <text:p text:style-name="P18"/>
      <text:p text:style-name="P18">FAVICON</text:p>
      <text:p text:style-name="P17"><text:a xlink:type="simple" xlink:href="http://www.favicon.io/" text:style-name="Internet_20_link" text:visited-style-name="Visited_20_Internet_20_Link">www.favicon.io</text:a></text:p>
      <text:p text:style-name="P17">&lt;link rel= “shortcut icon” type = “<text:span text:style-name="T11">image/x-icon” href “endereço onde o icone esta”&gt;</text:span></text:p>
      <text:p text:style-name="P17"/>
      <text:p text:style-name="P19">HIPERLINK &lt;a&gt;</text:p>
      <text:p text:style-name="P20">&lt;a href= “<text:a xlink:type="simple" xlink:href="http://www.algumacoisa.com/" text:style-name="Internet_20_link" text:visited-style-name="Visited_20_Internet_20_Link">www.algumacoisa.com</text:a>”&gt;clickaqui&lt;/a&gt;</text:p>
      <text:p text:style-name="P20">abri na mesma pagina</text:p>
      <text:p text:style-name="P20">&lt;a href= “<text:a xlink:type="simple" xlink:href="http://www.algumacoisa.com/" text:style-name="Internet_20_link" text:visited-style-name="Visited_20_Internet_20_Link">www.algumacoisa.com</text:a>” <text:s/>target= “_blank&gt;clickaqui&lt;/a&gt;</text:p>
      <text:p text:style-name="P20">abri numa nova página</text:p>
      <text:p text:style-name="P20"/>
      <text:p text:style-name="P19">ANCORA</text:p>
      <text:p text:style-name="P20">&lt;a href = “#introdução”&gt;ir para introdução&lt;/a&gt;</text:p>
      <text:p text:style-name="P20"><text:s text:c="4"/>um link ancora onde ao clicar ele vai direto ao Id que foi marcado</text:p>
      <text:p text:style-name="P20"/>
      <text:p text:style-name="P21">TABELA</text:p>
      <text:p text:style-name="P22">&lt;table&gt;&lt;/table&gt; - cria uma tabela</text:p>
      <text:p text:style-name="P22">&lt;tr&gt;&lt;/tr&gt; - define uma linha de uma tabela</text:p>
      <text:p text:style-name="P22">&lt;td&gt;&lt;/td&gt; - define um dado em uma tabela</text:p>
      <text:p text:style-name="P21">BORDA</text:p>
      <text:p text:style-name="P22">&lt;tabela border=”1”&gt;</text:p>
      <text:p text:style-name="P21"/>
      <text:p text:style-name="P23">CSS3</text:p>
      <text:p text:style-name="P24">Conceitos básicos.</text:p>
      <text:p text:style-name="P24">Margin: Espaçamento entre elementos.</text:p>
      <text:p text:style-name="P24">Border: circulam o padding e o conteúdo.</text:p>
      <text:p text:style-name="P24">Padding: Espaçamento entre o border e conteúdo.</text:p>
      <text:p text:style-name="P24">Conteúdo: o que o bloco representa (texto, video)</text:p>
      <text:p text:style-name="P24"/>
      <text:p text:style-name="P24">post {</text:p>
      <text:p text:style-name="P24">padding: 10px 5px</text:p>
      <text:p text:style-name="P24">}</text:p>
      <text:p text:style-name="P24">sendo 10px (eixo y <text:span text:style-name="T12">superior</text:span><text:span text:style-name="T13">/inferior) e 5px (eixo x lado esq)</text:span></text:p>
      <text:p text:style-name="P50"/>
      <text:p text:style-name="P50"><text:soft-page-break/>post{</text:p>
      <text:p text:style-name="P50">padding 15px 10px 5px 0;</text:p>
      <text:p text:style-name="P50">}</text:p>
      <text:p text:style-name="P50">sendo:</text:p>
      <text:p text:style-name="P50">15px – topo/top</text:p>
      <text:p text:style-name="P50">10px – direita /right</text:p>
      <text:p text:style-name="P50">5px – inferior / botton</text:p>
      <text:p text:style-name="P50">0 – esquerda / lefti</text:p>
      <text:p text:style-name="P50"/>
      <text:p text:style-name="P51">Border</text:p>
      <text:p text:style-name="P50">Largura : pixel, centimetro, milimetro</text:p>
      <text:p text:style-name="P50">Cor: blue, #0000ff</text:p>
      <text:p text:style-name="P50">Estilo: sólida, pontilhada</text:p>
      <text:p text:style-name="P50"/>
      <text:p text:style-name="P50">Ex: </text:p>
      <text:p text:style-name="P50"/>
      <text:p text:style-name="P50">post{</text:p>
      <text:p text:style-name="P50">border 3px solid blue;</text:p>
      <text:p text:style-name="P50">}</text:p>
      <text:p text:style-name="P50"/>
      <text:p text:style-name="P52">border-radius: 10px; (arredondar os cantos</text:p>
      <text:p text:style-name="P52"/>
      <text:p text:style-name="P53">FONTE</text:p>
      <text:p text:style-name="P52">Font-Family – fonte do texto.</text:p>
      <text:p text:style-name="P52">Font-size – tamanho do texto</text:p>
      <text:p text:style-name="P52">Font-style – Aparênçia do texto (normal, italico)</text:p>
      <text:p text:style-name="P52">Font-Weight – Tamanho do peso (normal, bold(negrito))</text:p>
      <text:p text:style-name="P52">Text – transformer – Altera em maiúsculo, minusculo (upercase (todos cx alta), lowercase(todos cx baixa), capitalize( 1 letra em cx alta))</text:p>
      <text:p text:style-name="P52">Text-decoration – decorar as palavras (Underline, overline, line-throught)</text:p>
      <text:p text:style-name="P53"/>
      <text:p text:style-name="P53"/>
      <text:p text:style-name="P53">ESTILZANDO LISTA</text:p>
      <text:p text:style-name="P52">List-style-type</text:p>
      <text:p text:style-name="P52">ul{</text:p>
      <text:p text:style-name="P52">list-style-type: square (quadrado)</text:p>
      <text:p text:style-name="P52">}</text:p>
      <text:p text:style-name="P52">ou </text:p>
      <text:p text:style-name="P52">ul{</text:p>
      <text:p text:style-name="P52">list-life-style:pre-roman (algarismo romano)</text:p>
      <text:p text:style-name="P52">}</text:p>
      <text:p text:style-name="P52">ou </text:p>
      <text:p text:style-name="P52">ul{</text:p>
      <text:p text:style-name="P52">list-style-type: “\1f44D” (simbolo-joinha)</text:p>
      <text:p text:style-name="P52">}</text:p>
      <text:p text:style-name="P52">ou </text:p>
      <text:p text:style-name="P52">ul{</text:p>
      <text:p text:style-name="P52">list-style-image: url (“rocket.png”)</text:p>
      <text:p text:style-name="P52">}</text:p>
      <text:p text:style-name="P17"/>
      <text:p text:style-name="P8"/>
      <text:p text:style-name="P8"/>
      <text:p text:style-name="P26"><text:soft-page-break/>PSEUDO-CLASSES</text:p>
      <text:p text:style-name="P27">Utilizado para definir um estado especifico de um elementos.</text:p>
      <text:p text:style-name="P27">Ex:</text:p>
      <text:p text:style-name="P27">Quando o cursor do mouse esta sobre o elementos.</text:p>
      <text:p text:style-name="P27">Quando o link já foi visitado.</text:p>
      <text:p text:style-name="P27">Quando um elemento recebe o foco da ação</text:p>
      <text:p text:style-name="P3"/>
      <text:p text:style-name="P25">Sintaxe:</text:p>
      <text:p text:style-name="P25">seletor:pseudo-class{</text:p>
      <text:p text:style-name="P25">{</text:p>
      <text:p text:style-name="P25"/>
      <text:p text:style-name="P25"/>
      <text:p text:style-name="P28">link não visitado</text:p>
      <text:p text:style-name="P28"><text:s/>a:link {</text:p>
      <text:p text:style-name="P28">}</text:p>
      <text:p text:style-name="P28">link visitado</text:p>
      <text:p text:style-name="P28">a:visited {</text:p>
      <text:p text:style-name="P28">}</text:p>
      <text:p text:style-name="P28">mouse sobre o link</text:p>
      <text:p text:style-name="P28">a:hover {</text:p>
      <text:p text:style-name="P28">}</text:p>
      <text:p text:style-name="P28">link selecionado</text:p>
      <text:p text:style-name="P28">a:active{</text:p>
      <text:p text:style-name="P28">}</text:p>
      <text:p text:style-name="P28">quando um elemento esta com foco</text:p>
      <text:p text:style-name="P28">input:focus</text:p>
      <text:p text:style-name="P28">quando um elemento é selecionado</text:p>
      <text:p text:style-name="P28">input:checked</text:p>
      <text:p text:style-name="P28">quando um elemento é obrigatório</text:p>
      <text:p text:style-name="P28">input:required</text:p>
      <text:p text:style-name="P28"/>
      <text:p text:style-name="P29">PSEUDO-ELEMENTOS</text:p>
      <text:p text:style-name="P30">Utilizado para formatar partes de um elementos.</text:p>
      <text:p text:style-name="P30">Ex:</text:p>
      <text:p text:style-name="P30">Primeira letra.</text:p>
      <text:p text:style-name="P30">Primeira linha do texto.</text:p>
      <text:p text:style-name="P30">O marcador de uma lista.</text:p>
      <text:p text:style-name="P30">A seleção do usuário.</text:p>
      <text:p text:style-name="P30"/>
      <text:p text:style-name="P30">Sintaxe</text:p>
      <text:p text:style-name="P30"/>
      <text:p text:style-name="P30">seletor::pseudo-elemento{<text:line-break/>}</text:p>
      <text:p text:style-name="P30"/>
      <text:p text:style-name="P30"><text:s/>Formatar a primeira letra</text:p>
      <text:p text:style-name="P30"><text:s text:c="2"/>Permite alterar a aparência da primeira letra</text:p>
      <text:p text:style-name="P30">p::first-letter{</text:p>
      <text:p text:style-name="P30">}</text:p>
      <text:p text:style-name="P30">Primeira linha</text:p>
      <text:p text:style-name="P30">permite alterar a aparencia da primeira linha</text:p>
      <text:p text:style-name="P30">div::first-line {<text:line-break/>}</text:p>
      <text:p text:style-name="P30"><text:soft-page-break/>Alterar o marcador</text:p>
      <text:p text:style-name="P30">permite alterar o marcador de uma lista</text:p>
      <text:p text:style-name="P30">ul::marker{</text:p>
      <text:p text:style-name="P30">}</text:p>
      <text:p text:style-name="P30">Seleção do usuário</text:p>
      <text:p text:style-name="P30">permite alterar o texto selecionado pelo usuário</text:p>
      <text:p text:style-name="P30">div::selection{</text:p>
      <text:p text:style-name="P30">}</text:p>
      <text:p text:style-name="P31">BOX MODEL</text:p>
      <text:p text:style-name="P32">É usado quando falamos sobre layout.</text:p>
      <text:p text:style-name="P32">Todos os elementos HTML podem ser considerados como caixas.</text:p>
      <text:p text:style-name="P32">Possuem algumas caracteristicas:</text:p>
      <text:p text:style-name="P32"/>
      <text:p text:style-name="P32">*margem</text:p>
      <text:p text:style-name="P33">espaçamento externo</text:p>
      <text:p text:style-name="P33">define uma parte da distancia entre a borda de 2 caixas</text:p>
      <text:p text:style-name="P33">a margem é sempre transparente</text:p>
      <text:p text:style-name="P33"/>
      <text:p text:style-name="P32">*borda</text:p>
      <text:p text:style-name="P33">A borda define o limite da caixa</text:p>
      <text:p text:style-name="P33">externo ao espaçamento interno e conteudo</text:p>
      <text:p text:style-name="P33">segguintes propriedades (tamanho, estilo, cor)</text:p>
      <text:p text:style-name="P33"/>
      <text:p text:style-name="P32">*espaçamento interno</text:p>
      <text:p text:style-name="P32">chamado de padding</text:p>
      <text:p text:style-name="P32">uma area entre o conteúdo e a borda da caixa</text:p>
      <text:p text:style-name="P32">o padding é sempre transparente</text:p>
      <text:p text:style-name="P32"/>
      <text:p text:style-name="P32">*conteudo</text:p>
      <text:p text:style-name="P32">o conteúdo da caixa</text:p>
      <text:p text:style-name="P32">apresentação de textos e imagens</text:p>
      <text:p text:style-name="P32">pode ser alterado pelo css</text:p>
      <text:p text:style-name="P32"/>
      <text:p text:style-name="P32">Esse modelo permite definir o espaço entre os elementos.</text:p>
      <text:p text:style-name="P32"/>
      <text:p text:style-name="P33">TIPOS DE CAIXAS</text:p>
      <text:p text:style-name="P33">Blocos</text:p>
      <text:p text:style-name="P33">A caixa gera uma nova linha, pois ocupa todo o espaço horizontal.</text:p>
      <text:p text:style-name="P33">Respeita as propriedades de altura e largura</text:p>
      <text:p text:style-name="P33"/>
      <text:p text:style-name="P33">Em linha</text:p>
      <text:p text:style-name="P33">A caixa não gera uma nova linha, seu tamanho é definido pelo conteúdo.</text:p>
      <text:p text:style-name="P33">Não deve conter elementos de bloco.</text:p>
      <text:p text:style-name="P33">Não respeita as propriedades de altura e largura.</text:p>
      <text:p text:style-name="P33">As margens e espaçamentos interno não possuem o mesmo efeito.</text:p>
      <text:p text:style-name="P33"/>
      <text:p text:style-name="P34">MEDIDAS EM CSS</text:p>
      <text:p text:style-name="P35">Css utiliza de diferentes unidades de medidas para expressar um tamanho.</text:p>
      <text:p text:style-name="P35">Há diversas propriedades que o valor é um “ tamanho”.</text:p>
      <text:p text:style-name="P35">O valor destas propriedades são expressos em uma unidade.</text:p>
      <text:p text:style-name="P35">O número é seguido da unidade sem espaço.</text:p>
      <text:p text:style-name="P35">O valor 0 não precisa de unidade.</text:p>
      <text:p text:style-name="P35"><text:soft-page-break/>Algumas propriedades permitem medidas negativas.</text:p>
      <text:p text:style-name="P35">Há 2 tipos de unidades: absolutas e relativas.</text:p>
      <text:p text:style-name="P35"/>
      <text:p text:style-name="P35">Medidas Absolutas:</text:p>
      <text:p text:style-name="P35">cm - centimetros</text:p>
      <text:p text:style-name="P35">mm - milimetros</text:p>
      <text:p text:style-name="P35">in - polegadas</text:p>
      <text:p text:style-name="P35">px - pixels</text:p>
      <text:p text:style-name="P35">pt – pontos</text:p>
      <text:p text:style-name="P35"/>
      <text:p text:style-name="P35">Medidas Relativas (para tela)</text:p>
      <text:p text:style-name="P35">px – relativo ao pixel da tela</text:p>
      <text:p text:style-name="P35">em – relativo ao tamanho da fonte do elemento</text:p>
      <text:p text:style-name="P35">rem – ralativo ao tamnho da fonte do elemento raiz</text:p>
      <text:p text:style-name="P35">%(porcentagem) – relativo ao elemento pai</text:p>
      <text:p text:style-name="P35"/>
      <text:p text:style-name="P36">TAMANHO</text:p>
      <text:p text:style-name="P37">Os elementos de blocos podem ter sua altura e largura definidos.</text:p>
      <text:p text:style-name="P37">Use as propriedades height e width.</text:p>
      <text:p text:style-name="P37">Os valores para estas propriedades podem ser:</text:p>
      <text:p text:style-name="P37">auto – o navegador define qual será o tamanho</text:p>
      <text:p text:style-name="P37">tamanho – px, %</text:p>
      <text:p text:style-name="P37">initial – o tamanho padrão</text:p>
      <text:p text:style-name="P37">inherit – define o mesmo dos pais.</text:p>
      <text:p text:style-name="P37"/>
      <text:p text:style-name="P39">MARGEM</text:p>
      <text:p text:style-name="P39"/>
      <text:p text:style-name="P38">Cria espaços entre os elementos (bordas).</text:p>
      <text:p text:style-name="P38">A propriedade utilizada para definir a margem é margin.</text:p>
      <text:p text:style-name="P38">Ex: p{</text:p>
      <text:p text:style-name="P38">margin: 10px;</text:p>
      <text:p text:style-name="P38">}</text:p>
      <text:p text:style-name="P38">Os valores permitidos para margem são:</text:p>
      <text:p text:style-name="P38">auto – ultilizado para centralizar um elemento.</text:p>
      <text:p text:style-name="P38">Tamanho – px, em, %</text:p>
      <text:p text:style-name="P38">inherit – mesmo valor do elemento pai</text:p>
      <text:p text:style-name="P38"/>
      <text:p text:style-name="P38">OBS: as margens podem ser negativas.</text:p>
      <text:p text:style-name="P38"/>
      <text:p text:style-name="P40">Alterando apenas uma margem</text:p>
      <text:p text:style-name="P40">Topo:</text:p>
      <text:p text:style-name="P40">margin-top</text:p>
      <text:p text:style-name="P40">Base:</text:p>
      <text:p text:style-name="P40">margin-botton</text:p>
      <text:p text:style-name="P40">Esquerda:</text:p>
      <text:p text:style-name="P40">margin-left</text:p>
      <text:p text:style-name="P40">Direita:</text:p>
      <text:p text:style-name="P40">margin-right</text:p>
      <text:p text:style-name="P40"/>
      <text:p text:style-name="P37"/>
      <text:p text:style-name="P35"/>
      <text:p text:style-name="P30"/>
      <text:p text:style-name="P42"><text:soft-page-break/>PADDING</text:p>
      <text:p text:style-name="P40">Cria espaço entre o conteúdo e a borda do elemento.</text:p>
      <text:p text:style-name="P40">Os valores permitidos para a propriedade padding são:</text:p>
      <text:p text:style-name="P40">tamanho – px, em, %</text:p>
      <text:p text:style-name="P40">inherit – mesmo valor do pai</text:p>
      <text:p text:style-name="P40">Não aceita valores negativos.</text:p>
      <text:p text:style-name="P41">Alterando apenas uma <text:span text:style-name="T14">padding</text:span></text:p>
      <text:p text:style-name="P41">Topo:</text:p>
      <text:p text:style-name="P41"><text:span text:style-name="T14">padding</text:span>-top</text:p>
      <text:p text:style-name="P41">Base:</text:p>
      <text:p text:style-name="P41"><text:span text:style-name="T14">padding</text:span>-botton</text:p>
      <text:p text:style-name="P41">Esquerda:</text:p>
      <text:p text:style-name="P41"><text:span text:style-name="T14">padding</text:span>-left</text:p>
      <text:p text:style-name="P41">Direita:</text:p>
      <text:p text:style-name="P41"><text:span text:style-name="T14">padding</text:span>-right</text:p>
      <text:p text:style-name="P41"/>
      <text:p text:style-name="P43">CORES RGB</text:p>
      <text:p text:style-name="P44">(red, green, blue)</text:p>
      <text:p text:style-name="P44">cada cor corresponde um número entre 0 e 255</text:p>
      <text:p text:style-name="P44">0 – ausencia</text:p>
      <text:p text:style-name="P44">255 – presença completa da cor</text:p>
      <text:p text:style-name="P44"><text:s/>Ex:</text:p>
      <text:p text:style-name="P44">rgb(255,0,0) – vermelho</text:p>
      <text:p text:style-name="P44">rgb(0,255,0) – verde</text:p>
      <text:p text:style-name="P44"/>
      <text:p text:style-name="P44">RGBA – Especifica a opacidade da cor, varia entre 0 e 1 <text:span text:style-name="T15">(transparencia)</text:span></text:p>
      <text:p text:style-name="P46"/>
      <text:p text:style-name="P46">CORES HEX</text:p>
      <text:p text:style-name="P45">O modelo RGB definido hexadecimal</text:p>
      <text:p text:style-name="P45">16 valores</text:p>
      <text:p text:style-name="P45">0123456789ABCDEF</text:p>
      <text:p text:style-name="P45">utiliza o simbolo # para definir a corresponde</text:p>
      <text:p text:style-name="P45">EX:</text:p>
      <text:p text:style-name="P45">#rrggbb</text:p>
      <text:p text:style-name="P45"/>
      <text:p text:style-name="P46">CORES HSL</text:p>
      <text:p text:style-name="P45">Hue, Saturation, Lightness (Matriz, Saturação, Luminosidade)</text:p>
      <text:p text:style-name="P45">matriz define a cor em uma escala de cores</text:p>
      <text:p text:style-name="P45">saturação define o tom de cinza</text:p>
      <text:p text:style-name="P45">luminosidade define a quantidade de luz</text:p>
      <text:p text:style-name="P45">hsl(matiz, saturação e luminosidade)</text:p>
      <text:p text:style-name="P45">matiz:0 a 360</text:p>
      <text:p text:style-name="P45">saturação: 0% a 100% </text:p>
      <text:p text:style-name="P45">luminosidade 0% a 100%</text:p>
      <text:p text:style-name="P45"/>
      <text:p text:style-name="P47">HSLA – Especifica a opacidade da cor, varia entre 0 e 1 (transparencia)</text:p>
      <text:p text:style-name="P47"/>
      <text:p text:style-name="P48">BACKGROUND</text:p>
      <text:p text:style-name="P47">Cor:</text:p>
      <text:p text:style-name="P47">propriedade background-color define uma cor de fundo</text:p>
      <text:p text:style-name="P47">pode ser rgb, hex, hsl</text:p>
      <text:p text:style-name="P47"/>
      <text:p text:style-name="P47"><text:soft-page-break/>Imagem:</text:p>
      <text:p text:style-name="P47">É possível atribuir uma imagem de fundo</text:p>
      <text:p text:style-name="P47">a sintaxe utilizada é:</text:p>
      <text:p text:style-name="P47">background-image:url (“pasta/arquivo.jpg”)</text:p>
      <text:p text:style-name="P47">por padrão a imagem irá se repetir na horizontal e vertical</text:p>
      <text:p text:style-name="P47"/>
      <text:p text:style-name="P49">Repetição</text:p>
      <text:p text:style-name="P49">É possível definir como uma imagem de fundo irá se repetir</text:p>
      <text:p text:style-name="P49">as opções de repetição são:</text:p>
      <text:p text:style-name="P49">repeat – repete em todas as direções</text:p>
      <text:p text:style-name="P49">repeat-x horizontalmente</text:p>
      <text:p text:style-name="P49">repeat-y verticalmente</text:p>
      <text:p text:style-name="P49">no-repear – não repete</text:p>
      <text:p text:style-name="P49"/>
      <text:p text:style-name="P49">A sintaxe utilizada é:</text:p>
      <text:p text:style-name="P49">background-repear:valor</text:p>
      <text:p text:style-name="P49"/>
      <text:p text:style-name="P49">Posicionamento</text:p>
      <text:p text:style-name="P49">principalemnte utilizado se a imagem de fundo não se repetir.</text:p>
      <text:p text:style-name="P49">A propriedade utilizada é background-position</text:p>
      <text:p text:style-name="P49">Os valores para esta propriedade são:</text:p>
      <text:p text:style-name="P49">AB – left right center top center botton</text:p>
      <text:p text:style-name="P49">X%Y%</text:p>
      <text:p text:style-name="P49">xpos ypos</text:p>
      <text:p text:style-name="P49">inhehrit</text:p>
      <text:p text:style-name="P49"/>
      <text:p text:style-name="P49">ex:</text:p>
      <text:p text:style-name="P49">p {background-position right top;</text:p>
      <text:p text:style-name="P49"/>
      <text:p text:style-name="P55">CHARSET</text:p>
      <text:p text:style-name="P56">Especifica a codificação de características de folha de estilo</text:p>
      <text:p text:style-name="P56"/>
      <text:p text:style-name="P56"/>
      <text:p text:style-name="P55">IMPORT</text:p>
      <text:p text:style-name="P56">Utilizado para importar regras de outros arquivos CSS</text:p>
      <text:p text:style-name="P56">Precisa ser declarado no inicio do arquivo (depois de charset).</text:p>
      <text:p text:style-name="P56"/>
      <text:p text:style-name="P55">MEDIA QUERIES</text:p>
      <text:p text:style-name="P56">Utilizado para restringir o escopo ds folhas de estilo.</text:p>
      <text:p text:style-name="P56">Com isso regras podem ser aplicadas para diferentes dispositivos:</text:p>
      <text:p text:style-name="P56">Celular.</text:p>
      <text:p text:style-name="P56">Tablets.</text:p>
      <text:p text:style-name="P56">Monitor</text:p>
      <text:p text:style-name="P56">EX:</text:p>
      <text:p text:style-name="P56">Inclusão de arquivos</text:p>
      <text:p text:style-name="P56">&lt;link rel=”stylesheet” media=”(max-width:800px)” href=”teste.css”&gt;</text:p>
      <text:p text:style-name="P56">Dentro do HTML</text:p>
      <text:p text:style-name="P56">&lt;style&gt;</text:p>
      <text:p text:style-name="P56">@media(max-width:600px){</text:p>
      <text:p text:style-name="P56">…..</text:p>
      <text:p text:style-name="P56">}</text:p>
      <text:p text:style-name="P56">&lt;/style&gt;</text:p>
      <text:p text:style-name="P57"><text:soft-page-break/>DISPLAY</text:p>
      <text:p text:style-name="P58">Define o comportamento com que os elementos html serão apresentados.</text:p>
      <text:p text:style-name="P58">Distingue os elementos de linha dos elementos de bloco.</text:p>
      <text:p text:style-name="P58">É possível modificar o comportamento padrão dos elementos.</text:p>
      <text:p text:style-name="P58"/>
      <text:p text:style-name="P58">Tipos de DISPLAY:</text:p>
      <text:p text:style-name="P58">nenhum:</text:p>
      <text:p text:style-name="P58">O elemento não ocupa espaço na interface</text:p>
      <text:p text:style-name="P58">p{display:none}</text:p>
      <text:p text:style-name="P58"/>
      <text:p text:style-name="P58">em linha:</text:p>
      <text:p text:style-name="P58">p{display:inline}</text:p>
      <text:p text:style-name="P58"/>
      <text:p text:style-name="P58">em bloco:</text:p>
      <text:p text:style-name="P58">p{display:block}</text:p>
      <text:p text:style-name="P58"/>
      <text:p text:style-name="P58">em bloco/linha:</text:p>
      <text:p text:style-name="P58">Mostra um elemento como elemento de linha</text:p>
      <text:p text:style-name="P58">p{display: inline-block}</text:p>
      <text:p text:style-name="P57"/>
      <text:p text:style-name="P59">LAYOUTS</text:p>
      <text:p text:style-name="P60">Um site é composto de seções;</text:p>
      <text:p text:style-name="P60">cabeçalho</text:p>
      <text:p text:style-name="P60">menu de navegação/menu secundário</text:p>
      <text:p text:style-name="P60">extras</text:p>
      <text:p text:style-name="P60">conteúdo principal</text:p>
      <text:p text:style-name="P60">rodapé</text:p>
      <text:p text:style-name="P56"/>
      <text:p text:style-name="P59">POSICIONAMENTO</text:p>
      <text:p text:style-name="P60">Os elementos são posicionados por meio das propriedades top, botton, left, right.</text:p>
      <text:p text:style-name="P60">Estas propriedades irão funcionar de acordo com o posicionamento definido.</text:p>
      <text:p text:style-name="P60">Há 5 tipos de posicionamento.</text:p>
      <text:p text:style-name="P60"/>
      <text:p text:style-name="P60">Estatico</text:p>
      <text:p text:style-name="P60">Comportamento padrão.</text:p>
      <text:p text:style-name="P60">Ignora as propriedades top, button, left, right.</text:p>
      <text:p text:style-name="P61">Elementos estáticos seguem fluxo de elementos disponivel na página.</text:p>
      <text:p text:style-name="P61"/>
      <text:p text:style-name="P60">Relativo</text:p>
      <text:p text:style-name="P61">Um elemento com posicionamento relativo é posicionado em relação a sua posição normal.</text:p>
      <text:p text:style-name="P61">As propriedades top, botton, left, right não seram ignorados.</text:p>
      <text:p text:style-name="P61">p{position: relative}</text:p>
      <text:p text:style-name="P61"/>
      <text:p text:style-name="P60">Fixo</text:p>
      <text:p text:style-name="P61">Um elemento com posicionamento fixo é fixado em alguma posição.</text:p>
      <text:p text:style-name="P61">Sempre irá ocupar o mesmo espaço independente do conteúdo.</text:p>
      <text:p text:style-name="P61">É necessário definir pelo menos uma das propriedades top, botton, left, right.</text:p>
      <text:p text:style-name="P61">Esse tipo de posiconamento não irá deixar espaços.</text:p>
      <text:p text:style-name="P61">p{position: fixed; right;0;botton;0;}</text:p>
      <text:p text:style-name="P61"/>
      <text:p text:style-name="P60">Absoluto</text:p>
      <text:p text:style-name="P61"><text:soft-page-break/>Um elemento com posicionamento absoluto irá ser posicionado nas coordenadas definida a partir do seu acenstral.</text:p>
      <text:p text:style-name="P61">É necessário definir pelo menos uma das propriedades top, left, botton, right.</text:p>
      <text:p text:style-name="P61">Esta tipo de posicionamentonão irá deixar espaços e pode sobrescrever.</text:p>
      <text:p text:style-name="P61">p{position: absolute; right;0;botton;0;}</text:p>
      <text:p text:style-name="P61"/>
      <text:p text:style-name="P60">Sticky</text:p>
      <text:p text:style-name="P61">Um elemento com posicionamento sticky é posicionado com base na posição de rolagem do usuário.</text:p>
      <text:p text:style-name="P61">Funciona como um elemento relativo e fixo de acordo com a barra de rolagem.</text:p>
      <text:p text:style-name="P61">É necessário definir pelo menos uma das propriedades top, botton.left, right.</text:p>
      <text:p text:style-name="P61">Este tipo de posicionamento não irá deixar espaços e pode sobrescrever.</text:p>
      <text:p text:style-name="P61">p{position:sticky;top;0;}</text:p>
      <text:p text:style-name="P6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6T13:43:00.088000000</meta:creation-date>
    <meta:generator>LibreOffice/7.2.2.2$Windows_X86_64 LibreOffice_project/02b2acce88a210515b4a5bb2e46cbfb63fe97d56</meta:generator>
    <dc:date>2022-06-08T23:00:25.438000000</dc:date>
    <meta:editing-duration>PT7H25M15S</meta:editing-duration>
    <meta:editing-cycles>12</meta:editing-cycles>
    <meta:document-statistic meta:table-count="0" meta:image-count="0" meta:object-count="0" meta:page-count="11" meta:paragraph-count="445" meta:word-count="1916" meta:character-count="12423" meta:non-whitespace-character-count="10827"/>
  </office:meta>
</office:document-meta>
</file>